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 style:list-style-name="L3"/>
    <style:style style:name="P6" style:family="paragraph" style:parent-style-name="Standard" style:list-style-name="L3"/>
    <style:style style:name="P7" style:family="paragraph" style:parent-style-name="Standard" style:list-style-name="L3"/>
    <style:style style:name="P8" style:family="paragraph" style:parent-style-name="Standard" style:list-style-name="L3"/>
    <style:style style:name="P9" style:family="paragraph" style:parent-style-name="Standard" style:list-style-name="L3"/>
    <style:style style:name="P10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:</text:p>
      <text:p text:style-name="Standard"/>
      <text:list text:style-name="L2">
        <text:list-item>
          <text:p text:style-name="P2">Remove application-specific dependencies from models.</text:p>
        </text:list-item>
      </text:list>
      <text:list text:style-name="L1">
        <text:list-item>
          <text:p text:style-name="P1">Write table create function into ModelTable, and CompositeModelTable</text:p>
        </text:list-item>
        <text:list-item>
          <text:p text:style-name="P1">Finish access control</text:p>
        </text:list-item>
      </text:list>
      <text:p text:style-name="Standard"/>
      <text:p text:style-name="Standard">Models:</text:p>
      <text:list text:style-name="L3">
        <text:list-item>
          <text:p text:style-name="P4">Profile</text:p>
          <text:list>
            <text:list-item>
              <text:p text:style-name="P4">first/last names</text:p>
            </text:list-item>
            <text:list-item>
              <text:p text:style-name="P4">avatar</text:p>
            </text:list-item>
            <text:list-item>
              <text:p text:style-name="P4">settings?</text:p>
            </text:list-item>
            <text:list-item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William Madden</meta:initial-creator>
    <meta:creation-date>2008-03-01T22:05:03</meta:creation-date>
    <dc:creator>William Madden</dc:creator>
    <dc:date>2008-03-07T08:14:18</dc:date>
    <meta:editing-cycles>3</meta:editing-cycles>
    <meta:editing-duration>P5DT10H9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5" meta:character-count="192"/>
  </office:meta>
</office:document-meta>
</file>